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Montana (5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2-7)</text:p>
          </table:table-cell>
          <table:table-cell office:value-type="string">
            <text:p>23</text:p>
          </table:table-cell>
          <table:table-cell office:value-type="string">
            <text:p>23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ontan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.03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421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8</text:p>
          </table:table-cell>
          <table:table-cell office:value-type="string">
            <text:p>.02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</table:table-row>
      </table:table>
      <table:table table:name="Sheet 2">
        <table:table-row>
          <table:table-cell office:value-type="string">
            <text:p>Montan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URBACH, Alexis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WATKINS, Ashle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PERMANN, Bail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ASALE, Shann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RAMEE, Cassi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0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RAMER, McKenzi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RSHALL, Madd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HAMMER, Mykaela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25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9</text:p>
          </table:table-cell>
          <table:table-cell office:value-type="string">
            <text:p>109</text:p>
          </table:table-cell>
          <table:table-cell office:value-type="string">
            <text:p>.211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9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-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Daria Taylor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5</text:p>
          </table:table-cell>
          <table:table-cell office:value-type="string">
            <text:p>21</text:p>
          </table:table-cell>
          <table:table-cell office:value-type="string">
            <text:p>112</text:p>
          </table:table-cell>
          <table:table-cell office:value-type="string">
            <text:p>.125</text:p>
          </table:table-cell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